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Segoe UI" svg:font-family="'Segoe UI'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2" style:family="paragraph" style:parent-style-name="Standard">
      <style:text-properties style:font-name="Liberation Serif1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Liberation Serif1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fo:font-size="14pt" fo:language="it" fo:country="I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language="it" fo:country="IT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language="it" fo:country="IT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fo:language="it" fo:country="IT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Liberation Serif1" fo:font-size="14pt" fo:language="it" fo:country="IT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1pt" fo:language="it" fo:country="IT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fo:language="it" fo:country="IT" style:font-size-asian="11pt" style:font-size-complex="11pt"/>
    </style:style>
    <style:style style:name="T1" style:family="text">
      <style:text-properties fo:language="it" fo:country="I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Segoe UI"/>
    </style:style>
    <style:style style:name="T5" style:family="text">
      <style:text-properties style:font-name="Liberation Seri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ruppo “Algo Che Ritmi”</text:p>
      <text:p text:style-name="P4">partecipanti: Marco Carega, Tommaso Pessina, Stefano Panelli</text:p>
      <text:p text:style-name="P5"><text:tab/><text:tab/><text:tab/><text:tab/></text:p>
      <text:p text:style-name="P6"/>
      <text:p text:style-name="P7">Il gioco della Scopa è un popolare gioco di carte basato sull’uso di un mazzo singolo di 40 carte divise in 4 semi (quadri, cuori,picche e fiori). Ogni seme è formato da 10 carte numerate da 1 (asso) a 7 più 3 figure (fante, donna e re) che prendono rispettivamente il valore di 8,9 e 10.</text:p>
      <text:p text:style-name="P1"><text:span text:style-name="T1"><text:tab/>Nel programma sono state implementate le funzioni base per organizzare una partita a scopa, </text:span><text:span text:style-name="T1">ovvero è stata organizzata la distribuzione delle carte ai giocatori e la disposizione delle carte sul tavolo. Importante menzionare l’implementazione di un algoritmo di mescolamento del mazzo per modellare una situazione più realistica possibile.</text:span></text:p>
      <text:p text:style-name="P7">Ora si procederà a trattare ogni singola funzione.</text:p>
      <text:p text:style-name="P7"/>
      <text:p text:style-name="P1"><text:span text:style-name="T1">Per organizzare la simulazione è necessario </text:span><text:span text:style-name="T1">specificare che gli elementi necessari a quest’ultima quali carte, mazzo, giocatori e tavolo sono organizzati nel seguente modo:</text:span></text:p>
      <text:p text:style-name="P7">- La singola carta è implementata come una struttura, all’interno della quale si trova un intero per indicare il valore e un carattere per indicare il seme.</text:p>
      <text:p text:style-name="P7"/>
      <text:p text:style-name="P8"/>
      <text:p text:style-name="P3"><text:span text:style-name="T1">Typedef </text:span>struct elemento {</text:p>
      <text:p text:style-name="P2"><text:tab/>int valore;</text:p>
      <text:p text:style-name="P2"><text:tab/>char seme; // (C = Cuori; Q = Quadri; F = Fiori; P = Picche)</text:p>
      <text:p text:style-name="P2">} Elemento;</text:p>
      <text:p text:style-name="P1"/>
      <text:p text:style-name="P1">- <text:span text:style-name="T1">Il giocatore è implementato come uno stack contenente le carte ricevute.</text:span></text:p>
      <text:p text:style-name="P7"/>
      <text:p text:style-name="P9">int scelta;</text:p>
      <text:p text:style-name="P9">stack player[PLAY];</text:p>
      <text:p text:style-name="P9">for(int i=0;i&lt;PLAY;i++){</text:p>
      <text:p text:style-name="P9">makeStack(&amp;player[i]);</text:p>
      <text:p text:style-name="P9"/>
      <text:p text:style-name="P1"><text:span text:style-name="T1">Per fare in modo da avere comodamente accessibili i 4 giocatori, viene creato un array </text:span><text:span text:style-name="T1">con all’interno i 4 giocatori/stack (la costante PLAY è uguale a 4 ed è stata creata per rendere più comoda la eventuale simulazione di una partita con un numero arbitrario di giocatori).<text:tab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-Il tavolo di gioco è implementato come una lista contenente le carte giocate.</text:p>
      <text:p text:style-name="P7"/>
      <text:p text:style-name="P7"><text:tab/><text:span text:style-name="T2">list table;</text:span></text:p>
      <text:p text:style-name="P9"><text:tab/>makeList(&amp;table);<text:line-break/><text:tab/>puts("-&gt;tavolo creato");</text:p>
      <text:p text:style-name="P9"/>
      <text:p text:style-name="P9"/>
      <text:p text:style-name="P9">-<text:span text:style-name="T3">Il mazzo di carte è implementato come una coda (il che implica una gestione molto specifica durante le operazioni di mescolamento).</text:span></text:p>
      <text:p text:style-name="P9"><text:span text:style-name="T3"/></text:p>
      <text:p text:style-name="P9"><text:span text:style-name="T3"><text:tab/></text:span>queue deck;</text:p>
      <text:p text:style-name="P9"><text:tab/>makeQueue(&amp;deck);<text:line-break/><text:tab/>puts("-&gt;mazzo creato");</text:p>
      <text:p text:style-name="P9"/>
      <text:p text:style-name="P9"/>
      <text:p text:style-name="P7">La prima azione che compie il programma è inizializzare e dichiarare le varie parti della simulazione: </text:p>
      <text:p text:style-name="P7"/>
      <text:p text:style-name="P10">//DICHIARAZIONE E INIZIALIZZAZIONE<text:line-break/><text:tab/>int scelta;</text:p>
      <text:p text:style-name="P10"><text:tab/>stack player[PLAY];</text:p>
      <text:p text:style-name="P10"><text:s/><text:tab/>for(int i=0;i&lt;PLAY;i++){<text:line-break/> <text:s text:c="7"/><text:tab/>makeStack(&amp;player[i]);<text:line-break/> <text:s text:c="2"/><text:tab/> }<text:line-break/> <text:s text:c="3"/><text:tab/>puts("-&gt;Giocatori creati");</text:p>
      <text:p text:style-name="P10"><text:tab/>list table;</text:p>
      <text:p text:style-name="P10"><text:tab/>makeList(&amp;table);<text:line-break/><text:tab/>puts("-&gt;tavolo creato");</text:p>
      <text:p text:style-name="P10"><text:tab/>queue deck;</text:p>
      <text:p text:style-name="P10"><text:tab/>makeQueue(&amp;deck);<text:line-break/><text:tab/>puts("-&gt;mazzo creato");<text:line-break/><text:tab/>char seed[SEED];<text:line-break/> <text:s text:c="3"/><text:tab/>seed[0] = 'C';<text:line-break/> <text:s text:c="3"/><text:tab/>seed[1] = 'F';<text:line-break/> <text:s text:c="3"/><text:tab/>seed[2] = 'P';<text:line-break/> <text:s text:c="3"/><text:tab/>seed[3] = 'Q';</text:p>
      <text:p text:style-name="P10"><text:tab/>insertCards(seed,&amp;deck);<text:line-break/><text:tab/>puts("-&gt;carte inserite");</text:p>
      <text:p text:style-name="P10"/>
      <text:p text:style-name="P6">in questa parte di programma si può notare il richiamo della funzione che si occupa di inserire le carte nel mazzo, che ha una complessità di <text:span text:style-name="T4">Θ</text:span><text:span text:style-name="T5">(1).</text:span></text:p>
      <text:p text:style-name="P10"/>
      <text:p text:style-name="P10"/>
      <text:p text:style-name="P9"/>
      <text:p text:style-name="P7">Per iniziare la partita è necessario che il mazzo sia mescolato. Per questo è necessario un algoritmo che si occupi di compiere questa azione. </text:p>
      <text:p text:style-name="P7"><text:tab/>Per garantire un mescolamento quanto più randomico possibile è stato scelto di <text:s/>utilizzare due puntatori per puntare due valori casuali nel mazzo e di scambiare fra di loro i valori a cui puntano. Dopodichè l'azione viene ripetuta per altre 39 volte.</text:p>
      <text:p text:style-name="P7"/>
      <text:p text:style-name="P9"/>
      <text:p text:style-name="P9"><text:soft-page-break/>void shuffle(queue *q)</text:p>
      <text:p text:style-name="P9">{</text:p>
      <text:p text:style-name="P9"><text:tab/>int tot=1;</text:p>
      <text:p text:style-name="P9"><text:tab/>while(tot&lt;=40)</text:p>
      <text:p text:style-name="P9"><text:tab/>{</text:p>
      <text:p text:style-name="P9"><text:tab/><text:tab/>int cnt=2;</text:p>
      <text:p text:style-name="P9"><text:tab/><text:tab/>int pos=1;</text:p>
      <text:p text:style-name="P9"><text:tab/><text:tab/>int x=rand()%(CARDS),y=rand()%(CARDS);</text:p>
      <text:p text:style-name="P9"><text:tab/><text:tab/>data *a=NULL, *b=NULL;</text:p>
      <text:p text:style-name="P9"><text:tab/><text:tab/>list l=q-&gt;first;</text:p>
      <text:p text:style-name="P9"><text:tab/><text:tab/>while(cnt&gt;0)</text:p>
      <text:p text:style-name="P9"><text:tab/><text:tab/>{</text:p>
      <text:p text:style-name="P9"><text:tab/><text:tab/><text:tab/>if(pos==x)</text:p>
      <text:p text:style-name="P9"><text:tab/><text:tab/><text:tab/>{</text:p>
      <text:p text:style-name="P9"><text:tab/><text:tab/><text:tab/><text:tab/>cnt--;</text:p>
      <text:p text:style-name="P9"><text:tab/><text:tab/><text:tab/><text:tab/>a=&amp;(l-&gt;d);</text:p>
      <text:p text:style-name="P9"><text:tab/><text:tab/><text:tab/>}</text:p>
      <text:p text:style-name="P9"><text:tab/><text:tab/><text:tab/>else if(pos==y)</text:p>
      <text:p text:style-name="P9"><text:tab/><text:tab/><text:tab/>{</text:p>
      <text:p text:style-name="P9"><text:tab/><text:tab/><text:tab/><text:tab/>cnt--;</text:p>
      <text:p text:style-name="P9"><text:tab/><text:tab/><text:tab/><text:tab/>b=&amp;(l-&gt;d);</text:p>
      <text:p text:style-name="P9"><text:tab/><text:tab/><text:tab/>}</text:p>
      <text:p text:style-name="P9"><text:tab/><text:tab/><text:tab/>l=l-&gt;next;</text:p>
      <text:p text:style-name="P9"><text:tab/><text:tab/><text:tab/>pos++;</text:p>
      <text:p text:style-name="P9"><text:tab/><text:tab/>}<text:line-break/><text:tab/><text:tab/>//printf("Scambio = %d%s con %d%s\n", a-&gt;value, &amp;a-&gt;seed, b-&gt;value, &amp;b-&gt;seed);</text:p>
      <text:p text:style-name="P9"><text:tab/><text:tab/>swap(a,b);<text:line-break/><text:tab/><text:tab/>//puts("scambiati\n");<text:line-break/><text:tab/><text:tab/>tot++;</text:p>
      <text:p text:style-name="P9"><text:tab/>}</text:p>
      <text:p text:style-name="P9">}</text:p>
      <text:p text:style-name="P9"/>
      <text:p text:style-name="P9"/>
      <text:p text:style-name="P7"/>
      <text:p text:style-name="P7">Per quanto riguarda la complessità dell'algoritmo shuffle, esso si può esprimere con: </text:p>
      <text:p text:style-name="P7">n(c+n)+1 → cn+n^2+1 → <text:span text:style-name="T4">Θ</text:span><text:span text:style-name="T5">(n^2) considerando che dipende dal numero di carte nel mazzo, per cui, in base al numero di queste scorre la lista un numero di volte uguale al numero delle carte.</text:span></text:p>
      <text:p text:style-name="P7"><text:span text:style-name="T5"/></text:p>
      <text:p text:style-name="P7"><text:span text:style-name="T5">E' inoltre importante considerare la complessità dell'algoritmo swap, la quale si <text:s/>esprime con: </text:span><text:span text:style-name="T4">Θ</text:span><text:span text:style-name="T5">(1) considerando che il numero di istruzioni della funzione è costante.</text:span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oft-page-break/><text:span text:style-name="T5"/></text:p>
      <text:p text:style-name="P7"><text:span text:style-name="T5">Dopo la precedentemente analizzata funzione shuffle si passa all'organizzazione della prima mano, che consiste nel distribuire le carte sul tavolo e ai giocatori sceondo le regole del gioco della scopa.</text:span></text:p>
      <text:p text:style-name="P7"><text:span text:style-name="T5"/></text:p>
      <text:p text:style-name="P10"><text:span text:style-name="T5"/></text:p>
      <text:p text:style-name="P10"><text:span text:style-name="T5"><text:tab/>//PRIMA MANO</text:span></text:p>
      <text:p text:style-name="P10"><text:span text:style-name="T5"><text:tab/>shuffle(&amp;deck);<text:line-break/><text:tab/>puts("-&gt;carte mischiate");</text:span></text:p>
      <text:p text:style-name="P10"><text:span text:style-name="T5"><text:tab/>putOnTable(&amp;deck,&amp;table);<text:line-break/><text:tab/>puts("-&gt;carte sul tavolo");<text:line-break/> <text:s text:c="2"/><text:tab/>printf("Vuoi visualizare le carte sul tavolo? 0/1\n");<text:line-break/> <text:s/><text:tab/>scanf("%d", &amp;scelta);<text:line-break/> <text:s text:c="2"/><text:tab/>if(scelta==1){<text:line-break/> <text:s text:c="7"/><text:tab/>puts("Situazione tavolo:");<text:line-break/> <text:s text:c="7"/><text:tab/>printList(table);<text:line-break/> <text:s text:c="7"/><text:tab/>puts("***");<text:line-break/> <text:s text:c="3"/><text:tab/>}</text:span></text:p>
      <text:p text:style-name="P10"><text:span text:style-name="T5"><text:tab/>giveToPlayers(&amp;deck,player);<text:line-break/><text:tab/>puts("-&gt;carte ai giocatori\n");</text:span></text:p>
      <text:p text:style-name="P10"><text:span text:style-name="T5"><text:s text:c="2"/></text:span></text:p>
      <text:p text:style-name="P6"/>
      <text:p text:style-name="P6"/>
      <text:p text:style-name="P6">in questa parte notiamo il richiamo alle funzioni putOnTable e giveToPlayers le quali hanno rispettivamente la seguente complessità: <text:span text:style-name="T4">Θ</text:span><text:span text:style-name="T5">(n) e </text:span><text:span text:style-name="T4">Θ</text:span><text:span text:style-name="T5">(n) e sono entrambe dipendenti dal numero di giocatori.</text:span></text:p>
      <text:p text:style-name="P6"><text:span text:style-name="T5"/></text:p>
      <text:p text:style-name="P6"><text:span text:style-name="T5"/></text:p>
      <text:p text:style-name="P6"><text:span text:style-name="T5">Le mani successive si svolgono secondo il seguente spezzone di programma(viene simulato solo lo “scheletro del gioco, senza tenere conto del sistema di punti e delle regole per prendere carte dal tavolo, fino a che il mazzo non è vuoto): </text:span></text:p>
      <text:p text:style-name="P6"><text:span text:style-name="T5"/></text:p>
      <text:p text:style-name="P10"><text:span text:style-name="T5"><text:tab/>//ALTRE MANI</text:span></text:p>
      <text:p text:style-name="P10"><text:span text:style-name="T5"><text:tab/>while(!isEmptyQueue(deck))</text:span></text:p>
      <text:p text:style-name="P10"><text:span text:style-name="T5"><text:tab/>{<text:line-break/> <text:s text:c="7"/>printf("Vuoi visualizare le carte in mano ad ogni giocatore? 0/1\n");<text:line-break/> <text:s text:c="7"/>scanf("%d", &amp;scelta);<text:line-break/> <text:s text:c="7"/>if(scelta==1){<text:line-break/> <text:s text:c="11"/>for(int k=0; k&lt;PLAY; k++){<text:line-break/> <text:s text:c="15"/>printf("Carte in mano al giocatore %d:\n", k);<text:line-break/> <text:s text:c="15"/>printList(player[k]);<text:line-break/> <text:s text:c="15"/>puts("---");<text:line-break/> <text:s text:c="11"/>}<text:line-break/> <text:s text:c="7"/>}<text:line-break/> <text:s text:c="7"/>puts("***");</text:span></text:p>
      <text:p text:style-name="P10"><text:span text:style-name="T5"><text:tab/><text:tab/>for(int i=0;i&lt;PLAY;i++){<text:line-break/> <text:s text:c="11"/>while(!isEmptyStack(player[i])){</text:span></text:p>
      <text:p text:style-name="P10"><text:span text:style-name="T5"><text:s text:c="16"/>rejectCards(&amp;player[i],&amp;table);<text:line-break/> <text:s text:c="15"/>printf("Vuoi visualizare la carta giocata dal giocatore %d? 0/1\n", i);<text:line-break/> <text:s text:c="15"/>scanf("%d", &amp;scelta);<text:line-break/> <text:s text:c="15"/>if(scelta==1){<text:line-break/> <text:s text:c="19"/>printf("carta: %d%s\n", table-&gt;d.value, &amp;table-&gt;d.seed);<text:line-break/> <text:s text:c="15"/>}<text:line-break/></text:span><text:soft-page-break/><text:span text:style-name="T5"> <text:s text:c="15"/>printf("Vuoi visualizare la situazione del gioco? 0/1\n");<text:line-break/> <text:s text:c="15"/>scanf("%d", &amp;scelta);<text:line-break/> <text:s text:c="15"/>if(scelta==1){<text:line-break/> <text:s text:c="19"/>puts("#SITUAZIONE DEL GIOCO#");<text:line-break/> <text:s text:c="19"/>puts("**Tavolo:**");<text:line-break/> <text:s text:c="19"/>printList(table);<text:line-break/> <text:s text:c="19"/>puts("**Carte in mano ai giocatori:**");<text:line-break/> <text:s text:c="19"/>for(int k=0; k&lt;PLAY; k++){<text:line-break/> <text:s text:c="23"/>printf("Carte in mano al giocatore %d:\n", k);<text:line-break/> <text:s text:c="23"/>printList(player[k]);<text:line-break/> <text:s text:c="19"/>}<text:line-break/> <text:s text:c="19"/>puts("**Mazzo:**");<text:line-break/> <text:s text:c="19"/>printList(deck.first);<text:line-break/> <text:s text:c="15"/>}<text:line-break/> <text:s text:c="11"/>}<text:line-break/> <text:s text:c="7"/>}<text:line-break/> <text:s text:c="7"/>puts("***");<text:line-break/> <text:s text:c="7"/>//puts("carte in campo\n");</text:span></text:p>
      <text:p text:style-name="P10"><text:span text:style-name="T5"><text:tab/><text:tab/>giveToPlayers(&amp;deck,player);<text:line-break/><text:tab/><text:tab/>puts("-&gt;carte ai giocatori");<text:line-break/><text:line-break/> <text:s text:c="3"/>}<text:line-break/><text:tab/><text:tab/>//puts("carte ai giocatori\n");<text:line-break/><text:tab/>puts("-&gt;Il mazzo è vuoto&lt;-");</text:span></text:p>
      <text:p text:style-name="P10"><text:span text:style-name="T5"><text:tab/>return 1;</text:span></text:p>
      <text:p text:style-name="P10"><text:span text:style-name="T5">}</text:span></text:p>
      <text:p text:style-name="P10"/>
      <text:p text:style-name="P10"/>
      <text:p text:style-name="P6">in questa parte viene richiamata oltre alle precedenti la funzione rejectCards, la quale ha una complessità data da <text:span text:style-name="T4">Θ</text:span><text:span text:style-name="T5">(1) ed ha un numero di istruzioni costante.</text:span></text:p>
      <text:p text:style-name="P6"><text:span text:style-name="T5"/></text:p>
      <text:p text:style-name="P6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Segoe UI" svg:font-family="'Segoe UI'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Tahoma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2-04T13:56:16.384531424</meta:creation-date>
    <dc:date>2017-12-04T22:02:32.59</dc:date>
    <meta:editing-duration>PT1H24M49S</meta:editing-duration>
    <meta:editing-cycles>3</meta:editing-cycles>
    <meta:generator>OpenOffice/4.1.4$Win32 OpenOffice.org_project/414m5$Build-9788</meta:generator>
    <meta:document-statistic meta:table-count="0" meta:image-count="0" meta:object-count="0" meta:page-count="5" meta:paragraph-count="84" meta:word-count="842" meta:character-count="6656"/>
  </office:meta>
</office:document-meta>
</file>